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0de4" officeooo:paragraph-rsid="00140d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TODO: Build your pipeline that will draw lane lines on the test_images</text:p>
      <text:p text:style-name="P1"># then save them to the test_images directory</text:p>
      <text:p text:style-name="P1"># read in an image:</text:p>
      <text:p text:style-name="P1">image = mpimg.imread('test_images/whiteCarLaneSwitch.jpg')</text:p>
      <text:p text:style-name="P1"/>
      <text:p text:style-name="P1"># Grab the x and y size and make a copy of the image</text:p>
      <text:p text:style-name="P1">ysize = image.shape[0]</text:p>
      <text:p text:style-name="P1">xsize = image.shape[1]</text:p>
      <text:p text:style-name="P1"># Note: always make a copy rather than simply using "="</text:p>
      <text:p text:style-name="P1">color_select = np.copy(image)</text:p>
      <text:p text:style-name="P1">line_image = np.copy(image)</text:p>
      <text:p text:style-name="P1"/>
      <text:p text:style-name="P1"># Read in and grayscale the image</text:p>
      <text:p text:style-name="P1"># Note: in the previous example we were reading a .jpg </text:p>
      <text:p text:style-name="P1"># Here we convert to 0,255 bytescale</text:p>
      <text:p text:style-name="P1">gray = grayscale(image)</text:p>
      <text:p text:style-name="P1">#gray = np.copy(image) <text:s/># if want to use color image instead of grayscale (specially for yellow lanes)</text:p>
      <text:p text:style-name="P1"/>
      <text:p text:style-name="P1"># Define a kernel size and apply Gaussian smoothing</text:p>
      <text:p text:style-name="P1">kernel_size = 5</text:p>
      <text:p text:style-name="P1">blur_gray = gaussian_blur(gray, kernel_size)</text:p>
      <text:p text:style-name="P1"/>
      <text:p text:style-name="P1"># Define our parameters for Canny and apply</text:p>
      <text:p text:style-name="P1">low_threshold = 80</text:p>
      <text:p text:style-name="P1">high_threshold = 200</text:p>
      <text:p text:style-name="P1">edges = canny(blur_gray, low_threshold, high_threshold)</text:p>
      <text:p text:style-name="P1"/>
      <text:p text:style-name="P1"># Next we'll create a masked edges image using cv2.fillPoly()</text:p>
      <text:p text:style-name="P1"># This time we are defining a four sided polygon to mask</text:p>
      <text:p text:style-name="P1">imshape = image.shape <text:s text:c="2"/># http://docs.opencv.org/3.0-beta/doc/py_tutorials/py_core/py_basic_ops/py_basic_ops.html</text:p>
      <text:p text:style-name="P1">#vertices = np.array([[(130, 540),(430, 330), (520, 330), (860, 540)]], dtype=np.int32) <text:s/>#https://docs.scipy.org/doc/numpy/reference/generated/numpy.array.html</text:p>
      <text:p text:style-name="P1">height = imshape[0]</text:p>
      <text:p text:style-name="P1">width = imshape[1]</text:p>
      <text:p text:style-name="P1">vertices = np.array( [[(width/6, height),(0.4*width, 0.6*height),(0.6*width, 0.6*height),(4.5*width/5, height)</text:p>
      <text:p text:style-name="P1"><text:s text:c="12"/>]], dtype=np.int32 )</text:p>
      <text:p text:style-name="P1"/>
      <text:p text:style-name="P1">masked_edges = region_of_interest(edges, vertices)</text:p>
      <text:p text:style-name="P1"/>
      <text:p text:style-name="P1"># Define the Hough transform parameters</text:p>
      <text:p text:style-name="P1">rho = 1 # distance resolution in pixels of the Hough grid</text:p>
      <text:p text:style-name="P1">theta = np.pi/180 # angular resolution in radians of the Hough grid</text:p>
      <text:p text:style-name="P1">threshold = 15 <text:s text:c="4"/># minimum number of votes (intersections in Hough grid cell)</text:p>
      <text:p text:style-name="P1">min_line_length = 8 #minimum number of pixels making up a line</text:p>
      <text:p text:style-name="P1">max_line_gap = 5 <text:s text:c="3"/># maximum gap in pixels between connectable line segments</text:p>
      <text:p text:style-name="P1"/>
      <text:p text:style-name="P1"># Run Hough on edge detected image</text:p>
      <text:p text:style-name="P1"><text:soft-page-break/># Output "lines" is an array containing endpoints of detected line segments</text:p>
      <text:p text:style-name="P1"># http://docs.opencv.org/2.4/modules/imgproc/doc/feature_detection.html#houghlinesp</text:p>
      <text:p text:style-name="P1">line_image = hough_lines(masked_edges, rho, theta, threshold, min_line_length, max_line_gap)</text:p>
      <text:p text:style-name="P1"/>
      <text:p text:style-name="P1">## Iterate over the output "lines" and draw lines on a blank image</text:p>
      <text:p text:style-name="P1">#for line in lines:</text:p>
      <text:p text:style-name="P1"># <text:s text:c="3"/>for x1,y1,x2,y2 in line:</text:p>
      <text:p text:style-name="P1"># <text:s text:c="7"/>cv2.line(line_image,(x1,y1),(x2,y2),(255,0,0),10)</text:p>
      <text:p text:style-name="P1"/>
      <text:p text:style-name="P1"># Create a "color" binary image to combine with line image</text:p>
      <text:p text:style-name="P1">color_edges = np.dstack((edges, edges, edges)) </text:p>
      <text:p text:style-name="P1"/>
      <text:p text:style-name="P1"># Draw the lines on the edge image</text:p>
      <text:p text:style-name="P1">lines_edges = weighted_img(line_image, color_select, α=0.8, β=1., λ=0.)</text:p>
      <text:p text:style-name="P1">plt.imshow(lines_edges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def process_image(image):</text:p>
      <text:p text:style-name="P1"><text:s text:c="4"/># NOTE: The output you return should be a color image (3 channel) for processing video below</text:p>
      <text:p text:style-name="P1"><text:s text:c="4"/># TODO: put your pipeline here,</text:p>
      <text:p text:style-name="P1"><text:s text:c="4"/># you should return the final output (image with lines are drawn on lanes)</text:p>
      <text:p text:style-name="P1"><text:s text:c="4"/></text:p>
      <text:p text:style-name="P1"><text:s text:c="4"/># read in an image:</text:p>
      <text:p text:style-name="P1"><text:s text:c="4"/>#image = mpimg.imread('test_images/whiteCarLaneSwitch.jpg')</text:p>
      <text:p text:style-name="P1"><text:s text:c="4"/></text:p>
      <text:p text:style-name="P1"><text:s text:c="4"/># Grab the x and y size and make a copy of the image</text:p>
      <text:p text:style-name="P1"><text:s text:c="4"/>ysize = image.shape[0]</text:p>
      <text:p text:style-name="P1"><text:s text:c="4"/>xsize = image.shape[1]</text:p>
      <text:p text:style-name="P1"><text:s text:c="4"/># Note: always make a copy rather than simply using "="</text:p>
      <text:p text:style-name="P1"><text:s text:c="4"/>color_select = np.copy(image)</text:p>
      <text:p text:style-name="P1"><text:s text:c="4"/>line_image = np.copy(image)</text:p>
      <text:p text:style-name="P1"><text:s text:c="4"/></text:p>
      <text:p text:style-name="P1"><text:s text:c="4"/># Read in and grayscale the image</text:p>
      <text:p text:style-name="P1"><text:s text:c="4"/># Note: in the previous example we were reading a .jpg </text:p>
      <text:p text:style-name="P1"><text:s text:c="4"/># Here we convert to 0,255 bytescale</text:p>
      <text:p text:style-name="P1"><text:s text:c="4"/>gray = grayscale(image)</text:p>
      <text:p text:style-name="P1"><text:s text:c="4"/>#gray = np.copy(image) <text:s/># if want to use color image instead of grayscale (specially for yellow lanes)</text:p>
      <text:p text:style-name="P1"><text:s text:c="4"/></text:p>
      <text:p text:style-name="P1"><text:s text:c="4"/># Define a kernel size and apply Gaussian smoothing</text:p>
      <text:p text:style-name="P1"><text:s text:c="4"/>kernel_size = 5</text:p>
      <text:p text:style-name="P1"><text:s text:c="4"/>blur_gray = gaussian_blur(gray, kernel_size)</text:p>
      <text:p text:style-name="P1"><text:s text:c="4"/></text:p>
      <text:p text:style-name="P1"><text:s text:c="4"/># Define our parameters for Canny and apply</text:p>
      <text:p text:style-name="P1"><text:s text:c="4"/>low_threshold = 80</text:p>
      <text:p text:style-name="P1"><text:s text:c="4"/>high_threshold = 200</text:p>
      <text:p text:style-name="P1"><text:s text:c="4"/>edges = canny(blur_gray, low_threshold, high_threshold)</text:p>
      <text:p text:style-name="P1"><text:s text:c="4"/></text:p>
      <text:p text:style-name="P1"><text:s text:c="4"/># Next we'll create a masked edges image using cv2.fillPoly()</text:p>
      <text:p text:style-name="P1"><text:s text:c="4"/># This time we are defining a four sided polygon to mask</text:p>
      <text:p text:style-name="P1"><text:s text:c="4"/>imshape = image.shape <text:s text:c="2"/># http://docs.opencv.org/3.0-beta/doc/py_tutorials/py_core/py_basic_ops/py_basic_ops.html</text:p>
      <text:p text:style-name="P1"><text:s text:c="4"/>#vertices = np.array([[(130, 540),(430, 330), (520, 330), (860, 540)]], dtype=np.int32) <text:s/>#https://docs.scipy.org/doc/numpy/reference/generated/numpy.array.html</text:p>
      <text:p text:style-name="P1"><text:s text:c="4"/>height = imshape[0]</text:p>
      <text:p text:style-name="P1"><text:s text:c="4"/>width = imshape[1]</text:p>
      <text:p text:style-name="P1"><text:s text:c="4"/>vertices = np.array( [[(width/6, height),(0.4*width, 0.6*height),(0.6*width, 0.6*height),(4.5*width/5, height)</text:p>
      <text:p text:style-name="P1"><text:s text:c="16"/>]], dtype=np.int32 )</text:p>
      <text:p text:style-name="P1"><text:s text:c="4"/></text:p>
      <text:p text:style-name="P1"><text:s text:c="4"/>masked_edges = region_of_interest(edges, vertices)</text:p>
      <text:p text:style-name="P1"><text:s text:c="4"/></text:p>
      <text:p text:style-name="P1"><text:s text:c="4"/># Define the Hough transform parameters</text:p>
      <text:p text:style-name="P1"><text:s text:c="4"/>rho = 1 # distance resolution in pixels of the Hough grid</text:p>
      <text:p text:style-name="P1"><text:s text:c="4"/>theta = np.pi/180 # angular resolution in radians of the Hough grid</text:p>
      <text:p text:style-name="P1"><text:s text:c="4"/>threshold = 15 <text:s text:c="4"/># minimum number of votes (intersections in Hough grid cell)</text:p>
      <text:p text:style-name="P1"><text:soft-page-break/><text:s text:c="4"/>min_line_length = 8 #minimum number of pixels making up a line</text:p>
      <text:p text:style-name="P1"><text:s text:c="4"/>max_line_gap = 5 <text:s text:c="3"/># maximum gap in pixels between connectable line segments</text:p>
      <text:p text:style-name="P1"><text:s text:c="4"/></text:p>
      <text:p text:style-name="P1"><text:s text:c="4"/># Run Hough on edge detected image</text:p>
      <text:p text:style-name="P1"><text:s text:c="4"/># Output "lines" is an array containing endpoints of detected line segments</text:p>
      <text:p text:style-name="P1"><text:s text:c="4"/># http://docs.opencv.org/2.4/modules/imgproc/doc/feature_detection.html#houghlinesp</text:p>
      <text:p text:style-name="P1"><text:s text:c="4"/>line_image = hough_lines(masked_edges, rho, theta, threshold, min_line_length, max_line_gap)</text:p>
      <text:p text:style-name="P1"><text:s text:c="4"/></text:p>
      <text:p text:style-name="P1"><text:s text:c="4"/>## Iterate over the output "lines" and draw lines on a blank image</text:p>
      <text:p text:style-name="P1"><text:s text:c="4"/>#for line in lines:</text:p>
      <text:p text:style-name="P1"><text:s text:c="4"/># <text:s text:c="3"/>for x1,y1,x2,y2 in line:</text:p>
      <text:p text:style-name="P1"><text:s text:c="4"/># <text:s text:c="7"/>cv2.line(line_image,(x1,y1),(x2,y2),(255,0,0),10)</text:p>
      <text:p text:style-name="P1"><text:s text:c="4"/></text:p>
      <text:p text:style-name="P1"><text:s text:c="4"/># Create a "color" binary image to combine with line image</text:p>
      <text:p text:style-name="P1"><text:s text:c="4"/>color_edges = np.dstack((edges, edges, edges)) </text:p>
      <text:p text:style-name="P1"><text:s text:c="4"/></text:p>
      <text:p text:style-name="P1"><text:s text:c="4"/># Draw the lines on the edge image</text:p>
      <text:p text:style-name="P1"><text:s text:c="4"/>lines_edges = weighted_img(line_image, color_select, α=0.8, β=1., λ=0.)</text:p>
      <text:p text:style-name="P1"><text:s text:c="4"/>#plt.imshow(lines_edges)</text:p>
      <text:p text:style-name="P1"/>
      <text:p text:style-name="P1"><text:s text:c="4"/>return lines_edg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01:06:55.110131950</meta:creation-date>
    <dc:date>2017-01-26T01:09:00.434566365</dc:date>
    <meta:editing-duration>P0D</meta:editing-duration>
    <meta:editing-cycles>1</meta:editing-cycles>
    <meta:document-statistic meta:table-count="0" meta:image-count="0" meta:object-count="0" meta:page-count="4" meta:paragraph-count="115" meta:word-count="732" meta:character-count="5549" meta:non-whitespace-character-count="4594"/>
    <meta:generator>LibreOffice/4.2.8.2$Linux_X86_64 LibreOffice_project/420m0$Build-2</meta:generator>
  </office:meta>
</office:document-meta>
</file>